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18cm" style:rel-column-width="13853*"/>
    </style:style>
    <style:style style:name="Tabla1.B" style:family="table-column">
      <style:table-column-properties style:column-width="7.1cm" style:rel-column-width="26451*"/>
    </style:style>
    <style:style style:name="Tabla1.C" style:family="table-column">
      <style:table-column-properties style:column-width="6.772cm" style:rel-column-width="2523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<text:text-input text:description="LabelTabName">LabelTabName</text:text-input></text:span><text:span text:style-name="T1">:</text:span><text:span text:style-name="T2"> </text:span><text:span text:style-name="T2"><text:text-input text:description="TabName">TabName</text:text-input></text:span></text:p>
      <text:p text:style-name="Standard"><text:span text:style-name="T1"><text:text-input text:description="LabelTabDescription">LabelTabDescription</text:text-input></text:span><text:span text:style-name="T1">:</text:span><text:span text:style-name="T2"> </text:span><text:span text:style-name="T2"><text:text-input text:description="TabDescription">TabDescription</text:text-input></text:span></text:p>
      <text:p text:style-name="Standard"><text:span text:style-name="T1"><text:text-input text:description="LabelTabHelp">LabelTabHelp</text:text-input></text:span><text:span text:style-name="T1">:</text:span> <text:text-input text:description="TabHelp">TabHelp</text:text-input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text:text-input text:description="LabelFieldName">LabelFieldName</text:text-input></text:p>
          </table:table-cell>
          <table:table-cell table:style-name="Tabla1.A1" office:value-type="string">
            <text:p text:style-name="P1"><text:text-input text:description="LabelFieldDescription">LabelFieldDescription</text:text-input></text:p>
          </table:table-cell>
          <table:table-cell table:style-name="Tabla1.C1" office:value-type="string">
            <text:p text:style-name="P1"><text:text-input text:description="LabelFieldHelp">LabelFieldHelp</text:text-input></text:p>
          </table:table-cell>
        </table:table-row>
        <table:table-row>
          <table:table-cell table:style-name="Tabla1.A2" office:value-type="string">
            <text:p text:style-name="Table_20_Contents"><text:text-input text:description="fields.get(&quot;FieldName&quot;)">FieldName</text:text-input><text:script script:language="JODScript">&lt;forEach  items="fields" var="fields" element="table-row"/&gt;</text:script></text:p>
          </table:table-cell>
          <table:table-cell table:style-name="Tabla1.A2" office:value-type="string">
            <text:p text:style-name="Table_20_Contents"><text:text-input text:description="fields.get(&quot;FieldDescription&quot;)">FieldDescription</text:text-input></text:p>
          </table:table-cell>
          <table:table-cell table:style-name="Tabla1.C2" office:value-type="string">
            <text:p text:style-name="Table_20_Contents"><text:text-input text:description="fields.get(&quot;FieldHelp&quot;)">FieldHelp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5:24:29</meta:creation-date>
    <dc:date>2014-05-11T16:48:24</dc:date>
    <dc:creator>carlos </dc:creator>
    <meta:editing-duration>PT46M28S</meta:editing-duration>
    <meta:editing-cycles>17</meta:editing-cycles>
    <meta:generator>LibreOffice/3.5$Linux_X86_64 LibreOffice_project/350m1$Build-2</meta:generator>
    <meta:document-statistic meta:table-count="1" meta:image-count="0" meta:object-count="0" meta:page-count="1" meta:paragraph-count="9" meta:word-count="12" meta:character-count="161" meta:non-whitespace-character-count="157"/>
  </office:meta>
</office:document-meta>
</file>